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SqlQueryTests.testCustomerQueryWithRowMapperInsta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SqlQueryTests.doTestCustomerQuery( SqlQuery &lt; ? &gt; query , boolean named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GenericSqlQueryTests.testCustomerQueryWithPlacehold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SqlQuery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icSqlQueryTests.testCustomerQueryWithNamedParame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